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style:font-name="Courier New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6" style:family="paragraph" style:parent-style-name="Standard" style:list-style-name="L1">
      <style:text-properties style:font-name="Times New Roman" fo:font-weight="bold" style:font-weight-asian="bold" style:font-weight-complex="bold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style:font-name="Courier New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break-before="pag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Times New Roman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ams – <text:s/>Oral Presentation Evaluation --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Fill in the bubble sheet for each question as follows: </text:p>
      <text:p text:style-name="P5"/>
      <text:p text:style-name="P5">1 (needs improvement) → 2 --&gt;3 (average) <text:s/>→ 4 → <text:s/>5 (means outstanding)</text:p>
      <text:p text:style-name="P5">Blank means –&gt; not applicabl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<text:span text:style-name="T1">hese question apply to the whole team. </text:span></text:p>
      <text:p text:style-name="P1"/>
      <text:list xml:id="list1128600436" text:style-name="L1">
        <text:list-header>
          <text:p text:style-name="P6"/>
        </text:list-header>
        <text:list-item>
          <text:p text:style-name="P6">Speakers gave motivation and relevance of the topic</text:p>
        </text:list-item>
        <text:list-item>
          <text:p text:style-name="P6">Speakers used a coherent set of presentation materials</text:p>
        </text:list-item>
        <text:list-item>
          <text:p text:style-name="P6">Speakers displayed knowledge of topic by referring to other sources</text:p>
        </text:list-item>
        <text:list-item>
          <text:p text:style-name="P6">Speakers displayed knowledge of topic by incorporating original examples</text:p>
        </text:list-item>
        <text:list-item>
          <text:p text:style-name="P6">Speakers achieved the right amount of the depth </text:p>
          <text:p text:style-name="P6"/>
        </text:list-item>
        <text:list-item>
          <text:p text:style-name="P6">There was a clear structure and scope of team presentation</text:p>
        </text:list-item>
        <text:list-item>
          <text:p text:style-name="P6">Speakers made rich use of technical terms </text:p>
        </text:list-item>
        <text:list-item>
          <text:p text:style-name="P6">Speakers made correct use of technical terms</text:p>
        </text:list-item>
        <text:list-item>
          <text:p text:style-name="P6">Individual presentations were well integrated</text:p>
        </text:list-item>
        <text:list-item>
          <text:p text:style-name="P6">Speakers were able to answer questions on the material </text:p>
          <text:p text:style-name="P6"/>
        </text:list-item>
      </text:list>
      <text:p text:style-name="P9">Evaluator's Name:</text:p>
      <text:p text:style-name="P4">DATE: March 19, 2012</text:p>
      <text:p text:style-name="P4">Team Members: </text:p>
      <text:p text:style-name="P4"></text:p>
      <text:p text:style-name="P4"></text:p>
      <text:p text:style-name="P4"></text:p>
      <text:p text:style-name="P4">Title: <text:s/>Go programming language</text:p>
      <text:p text:style-name="P4">Brief description:</text:p>
      <text:p text:style-name="P4"></text:p>
      <text:p text:style-name="P4"></text:p>
      <text:p text:style-name="P4"/>
      <text:p text:style-name="P4"></text:p>
      <text:p text:style-name="P4"></text:p>
      <text:p text:style-name="P4">Information: Do you feel that you acquired a general understanding of the topic presented?" </text:p>
      <text:p text:style-name="P4">(Yes/No) If yes, what parts of the presentation helped you? Else, why no.</text:p>
      <text:p text:style-name="P4"></text:p>
      <text:p text:style-name="P4"></text:p>
      <text:p text:style-name="P4"></text:p>
      <text:p text:style-name="P4"></text:p>
      <text:p text:style-name="P4"></text:p>
      <text:p text:style-name="P4"></text:p>
      <text:p text:style-name="P4"/>
      <text:p text:style-name="P4"></text:p>
      <text:p text:style-name="P4"></text:p>
      <text:p text:style-name="P4"></text:p>
      <text:p text:style-name="P4"></text:p>
      <text:p text:style-name="P4"></text:p>
      <text:p text:style-name="P4">What, if any, questions do you have that were unanswered by the material presented?"</text:p>
      <text:p text:style-name="P4"></text:p>
      <text:p text:style-name="P4">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Style: What did you like about the presentation?</text:p>
      <text:p text:style-name="P4"></text:p>
      <text:p text:style-name="P4"></text:p>
      <text:p text:style-name="P4"></text:p>
      <text:p text:style-name="P4"></text:p>
      <text:p text:style-name="P4"></text:p>
      <text:p text:style-name="P4"></text:p>
      <text:p text:style-name="P4"></text:p>
      <text:p text:style-name="P4"></text:p>
      <text:p text:style-name="P4"></text:p>
      <text:p text:style-name="P4"></text:p>
      <text:p text:style-name="P4"></text:p>
      <text:p text:style-name="P4"></text:p>
      <text:p text:style-name="P4">How could the presentation be improved ?</text:p>
      <text:p text:style-name="P4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898in" fo:margin-bottom="0.7811in" fo:margin-left="0.2709in" fo:margin-right="0.275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ileen </meta:initial-creator>
    <meta:creation-date>2012-03-01T09:42:31</meta:creation-date>
    <dc:date>2012-03-12T10:55:49</dc:date>
    <dc:creator>eileen </dc:creator>
    <meta:editing-duration>PT9H6M44S</meta:editing-duration>
    <meta:editing-cycles>10</meta:editing-cycles>
    <meta:generator>LibreOffice/3.3$Linux LibreOffice_project/330m19$Build-202</meta:generator>
    <meta:printed-by>eileen </meta:printed-by>
    <meta:print-date>2012-03-12T10:49:05</meta:print-date>
    <meta:document-statistic meta:table-count="0" meta:image-count="0" meta:object-count="0" meta:page-count="2" meta:paragraph-count="58" meta:word-count="204" meta:character-count="1272"/>
  </office:meta>
</office:document-meta>
</file>